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6F0000000ED56F2783.png" manifest:media-type="image/png"/>
  <manifest:file-entry manifest:full-path="Pictures/10002DB700000B7A0000017A6E080EC9.svg" manifest:media-type="image/svg+xml"/>
  <manifest:file-entry manifest:full-path="Pictures/10000001000000500000000C0657429E.png" manifest:media-type="image/png"/>
  <manifest:file-entry manifest:full-path="Pictures/100029D80000084500000132BEB3FDE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MU Serif" svg:font-family="'CMU Serif'" style:font-family-generic="roman"/>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32f3" officeooo:paragraph-rsid="000a32f3"/>
    </style:style>
    <style:style style:name="P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 style:family="paragraph" style:parent-style-name="Standard" style:list-style-name="L1">
      <style:text-properties officeooo:rsid="000a32f3" officeooo:paragraph-rsid="000a32f3"/>
    </style:style>
    <style:style style:name="P4" style:family="paragraph" style:parent-style-name="Standard" style:list-style-name="L2">
      <style:text-properties officeooo:rsid="000d1cf0" officeooo:paragraph-rsid="000d1cf0"/>
    </style:style>
    <style:style style:name="P5" style:family="paragraph" style:parent-style-name="Standard" style:list-style-name="L2">
      <style:text-properties officeooo:rsid="000d7f33" officeooo:paragraph-rsid="000d7f33"/>
    </style:style>
    <style:style style:name="P6" style:family="paragraph" style:parent-style-name="Standard">
      <style:text-properties officeooo:rsid="000d7f33" officeooo:paragraph-rsid="000d7f33"/>
    </style:style>
    <style:style style:name="P7" style:family="paragraph" style:parent-style-name="Standard">
      <style:text-properties fo:font-weight="normal" officeooo:rsid="000d8505" officeooo:paragraph-rsid="000d8505" style:font-weight-asian="normal" style:font-weight-complex="normal"/>
    </style:style>
    <style:style style:name="P8" style:family="paragraph" style:parent-style-name="Standard">
      <style:text-properties fo:font-weight="normal" officeooo:rsid="0011152e" officeooo:paragraph-rsid="0011152e" style:font-weight-asian="normal" style:font-weight-complex="normal"/>
    </style:style>
    <style:style style:name="P9" style:family="paragraph" style:parent-style-name="Standard">
      <style:text-properties fo:font-style="italic" fo:font-weight="normal" officeooo:rsid="000d8505" officeooo:paragraph-rsid="000d8505" style:font-style-asian="italic" style:font-weight-asian="normal" style:font-style-complex="italic" style:font-weight-complex="normal"/>
    </style:style>
    <style:style style:name="P10" style:family="paragraph" style:parent-style-name="Standard">
      <style:text-properties fo:font-style="italic" fo:font-weight="normal" officeooo:rsid="0011152e" officeooo:paragraph-rsid="0011152e" style:font-style-asian="italic" style:font-weight-asian="normal" style:font-style-complex="italic" style:font-weight-complex="normal"/>
    </style:style>
    <style:style style:name="P11" style:family="paragraph" style:parent-style-name="Standard">
      <style:text-properties style:text-position="0% 100%" fo:font-style="italic" fo:font-weight="normal" officeooo:rsid="0011152e" officeooo:paragraph-rsid="00114e7b" style:font-style-asian="italic" style:font-weight-asian="normal" style:font-style-complex="italic" style:font-weight-complex="normal"/>
    </style:style>
    <style:style style:name="T1" style:family="text">
      <style:text-properties style:text-position="0% 10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bff79"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style-asian="normal"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jo practico evaluativo grupal 1</text:p>
      <text:p text:style-name="P1">Unidad 1 y 2</text:p>
      <text:p text:style-name="P1"/>
      <text:p text:style-name="P1">Ejercicio1</text:p>
      <text:p text:style-name="P1">Un alumno debe descubrir un número secreto con razonamientos lógicos. El número es de la forma xyz donde <text:span text:style-name="T1"><draw:frame text:anchor-type="as-char" svg:y="-0.235cm" draw:z-index="0" draw:style-name="gr4" draw:text-style-name="P2" svg:width="2.117cm" svg:height="0.306cm"><draw:image xlink:href="Pictures/100029D80000084500000132BEB3FDE6.svg" xlink:type="simple" xlink:show="embed" xlink:actuate="onLoad" draw:mime-type="image/svg+xml"><text:p/></draw:image><draw:image xlink:href="Pictures/10000001000000500000000C0657429E.png" xlink:type="simple" xlink:show="embed" xlink:actuate="onLoad" draw:mime-type="image/png"/><svg:title>TexMaths</svg:title><svg:desc>10§inline§1 \le x, y, z \le 5§svg§600§FALSE§</svg:desc></draw:frame></text:span>. Para ello, tiene pistas lógicas, donde algunas son verdaderas y otras falsas. Si las pistas son las siguientes:</text:p>
      <text:p text:style-name="P1"/>
      <text:list text:style-name="L1">
        <text:list-item>
          <text:p text:style-name="P3">Falsa: y = 3 <text:span text:style-name="T2">ó</text:span> y &gt; 3</text:p>
        </text:list-item>
        <text:list-item>
          <text:p text:style-name="P3">Verdadera: Hay dos números consecutivos <text:span text:style-name="T2">o</text:span><text:span text:style-name="T3"> ha</text:span><text:span text:style-name="T4">y</text:span><text:span text:style-name="T3"> </text:span><text:span text:style-name="T4">3 </text:span><text:span text:style-name="T3">números consecutivos</text:span></text:p>
        </text:list-item>
        <text:list-item>
          <text:p text:style-name="P3"><text:span text:style-name="T3">Falsa: Hay dos número repetidos </text:span><text:span text:style-name="T2">o</text:span><text:span text:style-name="T3"> hay 3 números repetidos.</text:span></text:p>
        </text:list-item>
        <text:list-item>
          <text:p text:style-name="P3"><text:span text:style-name="T3">Verdadera: x no es impar</text:span></text:p>
        </text:list-item>
        <text:list-item>
          <text:p text:style-name="P3"><text:span text:style-name="T3">Verdadera: x &gt; 1, y &gt; 1, z &gt; 1</text:span></text:p>
        </text:list-item>
      </text:list>
      <text:p text:style-name="P1"><text:span text:style-name="T3"/></text:p>
      <text:p text:style-name="P1"><text:span text:style-name="T3">¿Cuál es número? Escribir todos los razonamientos que realizó para deducir el número.</text:span></text:p>
      <text:p text:style-name="P1"><text:span text:style-name="T3"/></text:p>
      <text:list text:style-name="L2">
        <text:list-item>
          <text:p text:style-name="P4"><text:span text:style-name="T3">La primera pista será </text:span><text:span text:style-name="T5">falsa</text:span><text:span text:style-name="T3"> solo si ambas condiciones son </text:span><text:span text:style-name="T5">verdaderas</text:span><text:span text:style-name="T3"> o si ambas son </text:span><text:span text:style-name="T5">falsas</text:span><text:span text:style-name="T6">, como ambas no pueden ser </text:span><text:span text:style-name="T5">verdaderas</text:span><text:span text:style-name="T6"> simultaneamente podemos deducir que </text:span><text:span text:style-name="T7">y</text:span><text:span text:style-name="T8"> puede ser un valor menor que 3</text:span><text:span text:style-name="T6"> (</text:span><text:span text:style-name="T5">y</text:span><text:span text:style-name="T6"> &lt; 3)</text:span></text:p>
        </text:list-item>
        <text:list-item>
          <text:p text:style-name="P5"><text:span text:style-name="T6">La segunda pista nos dice que puede haber 2 número consecutivos o 3 números consecutivos y sabemos que ambas condiciones pueden ser verdaderas o almenos una de las dos. Pero nunca podrian ser falsas ambas. Por lo que podemos decir que </text:span><text:span text:style-name="T8">almenos hay dos números consecutivos</text:span></text:p>
        </text:list-item>
        <text:list-item>
          <text:p text:style-name="P5"><text:span text:style-name="T6">La tercera pista nos dice que ambas condiciones debe ser falsas por lo que podemos decir que </text:span><text:span text:style-name="T8">no hay número repetidos en xyz</text:span></text:p>
        </text:list-item>
        <text:list-item>
          <text:p text:style-name="P5"><text:span text:style-name="T6">La cuarta pista nos dice que </text:span><text:span text:style-name="T7">x</text:span><text:span text:style-name="T8"> debe ser un número par</text:span></text:p>
        </text:list-item>
        <text:list-item>
          <text:p text:style-name="P5"><text:span text:style-name="T6">La quinta pista nos dice que </text:span><text:span text:style-name="T8">núnguno de los números es 1</text:span></text:p>
        </text:list-item>
      </text:list>
      <text:p text:style-name="P6"><text:span text:style-name="T8"/></text:p>
      <text:p text:style-name="P7"><text:span text:style-name="T9"><text:s/>Por lo que podemos decir <text:tab/>que 423</text:span></text:p>
      <text:p text:style-name="P7"><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oft-page-break/><text:span text:style-name="T9">Ejercicio 2</text:span></text:p>
      <text:p text:style-name="P7"><text:span text:style-name="T9">Analizar la validez del siguiente razonamiento. Identificar las proposiciones simples involucradas, formalizar las premisas y la conclusión utilizando símbolos lógicos, y determinar si la conclusión se deduce lógicamente de las premisas.</text:span></text:p>
      <text:p text:style-name="P7"><text:span text:style-name="T9"/></text:p>
      <text:p text:style-name="P9">Si un algoritmo de clasificación es robusto, entonces generaliza bien los datos no vistos. Este algoritmo de clasificación no generaliza bien los datos no vistos. Por lo tanto, este algoritmo de clasificación no es robusto.</text:p>
      <text:p text:style-name="P9"><text:span text:style-name="T9"/></text:p>
      <text:p text:style-name="P10"><text:span text:style-name="T9">Premisas</text:span></text:p>
      <text:p text:style-name="P10"><text:span text:style-name="T9">p: Un algorimo de clasificación es robusto</text:span></text:p>
      <text:p text:style-name="P10"><text:span text:style-name="T9">q: El algoritmo generaliza bien los datos no vistos</text:span></text:p>
      <text:p text:style-name="P10"><text:span text:style-name="T9"/></text:p>
      <text:p text:style-name="P11"><text:span text:style-name="T9"><draw:frame text:anchor-type="as-char" svg:y="-0.339cm" draw:z-index="1" draw:style-name="gr3" draw:text-style-name="P2" svg:width="3.525cm" svg:height="0.452cm"><draw:image xlink:href="Pictures/10002DB700000B7A0000017A6E080EC9.svg" xlink:type="simple" xlink:show="embed" xlink:actuate="onLoad" draw:mime-type="image/svg+xml"><text:p/></draw:image><draw:image xlink:href="Pictures/100000010000006F0000000ED56F2783.png" xlink:type="simple" xlink:show="embed" xlink:actuate="onLoad" draw:mime-type="image/png"/><svg:title>TexMaths</svg:title><svg:desc>12§inline§[p \Rightarrow q ] \wedge \sim q \Rightarrow  \sim p§svg§600§FALSE§</svg:desc></draw:fra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MU Serif" svg:font-family="'CMU Serif'" style:font-family-generic="roman"/>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MU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CMU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MU Serif" fo:font-family="'CMU Serif'" style:font-family-generic="roman"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MU Serif" fo:font-family="'CMU Serif'"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MU Serif" fo:font-family="'CMU Serif'"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MU Serif" fo:font-family="'CMU Serif'" style:font-family-generic="roman"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6T19:59:29.559616483</meta:creation-date>
    <dc:date>2025-04-27T02:10:21.833746517</dc:date>
    <meta:editing-duration>PT2H14M17S</meta:editing-duration>
    <meta:editing-cycles>2</meta:editing-cycles>
    <meta:generator>LibreOffice/24.8.5.2$Linux_X86_64 LibreOffice_project/480$Build-2</meta:generator>
    <meta:document-statistic meta:table-count="0" meta:image-count="0" meta:object-count="0" meta:page-count="2" meta:paragraph-count="23" meta:word-count="344" meta:character-count="1945" meta:non-whitespace-character-count="1632"/>
  </office:meta>
</office:document-meta>
</file>